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cb31"/>
    </style:style>
    <style:style style:name="P2" style:family="paragraph" style:parent-style-name="Text_20_body">
      <style:text-properties officeooo:rsid="00275900" officeooo:paragraph-rsid="00275900"/>
    </style:style>
    <style:style style:name="P3" style:family="paragraph" style:parent-style-name="Text_20_body" style:list-style-name="L1">
      <style:text-properties officeooo:rsid="00275900" officeooo:paragraph-rsid="00275900"/>
    </style:style>
    <style:style style:name="P4" style:family="paragraph" style:parent-style-name="Text_20_body">
      <style:text-properties officeooo:rsid="002a9f5a" officeooo:paragraph-rsid="002a9f5a"/>
    </style:style>
    <style:style style:name="P5" style:family="paragraph" style:parent-style-name="Text_20_body">
      <style:text-properties officeooo:rsid="002b8ca6" officeooo:paragraph-rsid="002b8ca6"/>
    </style:style>
    <style:style style:name="P6" style:family="paragraph" style:parent-style-name="Text_20_body">
      <style:text-properties officeooo:rsid="0032526b" officeooo:paragraph-rsid="0032526b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rsid="0020cb31" officeooo:paragraph-rsid="0020cb31"/>
    </style:style>
    <style:style style:name="P9" style:family="paragraph" style:parent-style-name="Heading_20_1">
      <style:text-properties officeooo:rsid="0032526b" officeooo:paragraph-rsid="0032526b"/>
    </style:style>
    <style:style style:name="P10" style:family="paragraph" style:parent-style-name="Table_20_Contents">
      <style:text-properties officeooo:rsid="002b8ca6" officeooo:paragraph-rsid="002b8ca6"/>
    </style:style>
    <style:style style:name="P1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a9f5a"/>
    </style:style>
    <style:style style:name="T2" style:family="text">
      <style:text-properties officeooo:rsid="002b8ca6"/>
    </style:style>
    <style:style style:name="T3" style:family="text">
      <style:text-properties officeooo:rsid="002cf0a4"/>
    </style:style>
    <style:style style:name="T4" style:family="text">
      <style:text-properties officeooo:rsid="002eaac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-start text:name="__RefHeading__221_1027781772"/><text:bookmark-end text:name="__RefHeading__221_1027781772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508_167083455" text:style-name="Index_20_Link" text:visited-style-name="Index_20_Link">Relational and Object databases<text:tab/>1</text:a></text:p>
          <text:p text:style-name="P7"><text:a xlink:type="simple" xlink:href="#__RefHeading__510_167083455" text:style-name="Index_20_Link" text:visited-style-name="Index_20_Link">Practical differences between MySQL (RDBMS) and MongoDB (OMS) databases<text:tab/>1</text:a></text:p>
          <text:p text:style-name="P11"><text:a xlink:type="simple" xlink:href="#__RefHeading__512_167083455" text:style-name="Index_20_Link" text:visited-style-name="Index_20_Link">OMSs do not support transactions<text:tab/>1</text:a></text:p>
          <text:p text:style-name="P11"><text:a xlink:type="simple" xlink:href="#__RefHeading__514_167083455" text:style-name="Index_20_Link" text:visited-style-name="Index_20_Link">MongoDB doesn't support joins<text:tab/>1</text:a></text:p>
        </text:index-body>
      </text:table-of-content>
      <text:p text:style-name="P1"/>
      <text:h text:style-name="P9" text:outline-level="1"><text:bookmark-start text:name="__RefHeading__508_167083455"/>Database structure<text:bookmark-end text:name="__RefHeading__508_167083455"/></text:h>
      <text:p text:style-name="P6">Even though MongoDB doesn't force your data to conform to any database schema, it's still a good idea to have one so that it's easier to build the applic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21:58:24.907811000</meta:creation-date>
    <dc:date>2014-01-05T13:09:59.279532000</dc:date>
    <meta:editing-duration>PT1H1M51S</meta:editing-duration>
    <meta:editing-cycles>23</meta:editing-cycles>
    <meta:generator>LibreOffice/4.1.4.2$MacOSX_x86 LibreOffice_project/0a0440ccc0227ad9829de5f46be37cfb6edcf72</meta:generator>
    <meta:document-statistic meta:table-count="0" meta:image-count="0" meta:object-count="0" meta:page-count="1" meta:paragraph-count="7" meta:word-count="60" meta:character-count="366" meta:non-whitespace-character-count="312"/>
  </office:meta>
</office:document-meta>
</file>